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>
      <style:paragraph-properties fo:margin-top="0in" fo:margin-bottom="0in" style:contextual-spacing="false"/>
    </style:style>
    <style:style style:name="P5" style:family="paragraph" style:parent-style-name="Text_20_body" style:list-style-name="L4">
      <style:paragraph-properties fo:margin-top="0in" fo:margin-bottom="0in" style:contextual-spacing="false"/>
    </style:style>
    <style:style style:name="P6" style:family="paragraph" style:parent-style-name="Text_20_body" style:list-style-name="L5">
      <style:paragraph-properties fo:margin-top="0in" fo:margin-bottom="0in" style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identifying-active-connections-on-specific-ports"/>Identifying Active Connections On Specific Ports<text:bookmark-end text:name="identifying-active-connections-on-specific-ports"/></text:h>
      <text:h text:style-name="Heading_20_2" text:outline-level="2"><text:bookmark-start text:name="introduction"/>Introduction<text:bookmark-end text:name="introduction"/></text:h>
      <text:p text:style-name="First_20_paragraph">You can use command-line tools to inspect the network connections and filter for those related to the port you want to monitor. This gives you a real-time snapshot.</text:p>
      <text:h text:style-name="Heading_20_2" text:outline-level="2"><text:bookmark-start text:name="using-netstat"/>Using netstat<text:bookmark-end text:name="using-netstat"/></text:h>
      <text:p text:style-name="First_20_paragraph">This command displays network connections, routing tables, interface statistics, masquerade connections, and multicast memberships.</text:p>
      <text:p text:style-name="Preformatted_20_Text"><text:span text:style-name="FunctionTok">netstat</text:span><text:span text:style-name="NormalTok"> </text:span><text:span text:style-name="AttributeTok">-an</text:span><text:span text:style-name="NormalTok"> </text:span><text:span text:style-name="KeywordTok">|</text:span><text:span text:style-name="NormalTok"> </text:span><text:span text:style-name="FunctionTok">grep</text:span><text:span text:style-name="NormalTok"> </text:span><text:span text:style-name="StringTok">':80'</text:span><text:span text:style-name="NormalTok"> </text:span><text:span text:style-name="KeywordTok">|</text:span><text:span text:style-name="NormalTok"> </text:span><text:span text:style-name="FunctionTok">grep</text:span><text:span text:style-name="NormalTok"> </text:span><text:span text:style-name="StringTok">'ESTABLISHED'</text:span><text:span text:style-name="NormalTok"> </text:span><text:span text:style-name="KeywordTok">|</text:span><text:span text:style-name="NormalTok"> </text:span><text:span text:style-name="FunctionTok">wc</text:span><text:span text:style-name="NormalTok"> </text:span><text:span text:style-name="AttributeTok">-l</text:span> </text:p>
      <text:list xml:id="list123454196" text:style-name="L3">
        <text:list-item>
          <text:p text:style-name="P4"><text:span text:style-name="Source_5f_Text">netstat -an</text:span>: Shows all active network connections and listening ports.</text:p>
        </text:list-item>
        <text:list-item>
          <text:p text:style-name="P4"><text:span text:style-name="Source_5f_Text">grep ':80'</text:span>: Filters the output to show connections on port 80 (the default HTTP port).</text:p>
        </text:list-item>
        <text:list-item>
          <text:p text:style-name="P4"><text:span text:style-name="Source_5f_Text">grep 'ESTABLISHED'</text:span>: Further filters to show only currently active (established) connections.</text:p>
        </text:list-item>
        <text:list-item>
          <text:p text:style-name="P4"><text:span text:style-name="Source_5f_Text">wc -l</text:span>: Counts the number of lines in the output, which corresponds to the number of active connections.</text:p>
        </text:list-item>
      </text:list>
      <text:p text:style-name="First_20_paragraph">For <text:span text:style-name="Source_5f_Text">HTTPS</text:span> connections, you would use port <text:span text:style-name="T1">443</text:span>:</text:p>
      <text:p text:style-name="Preformatted_20_Text"><text:span text:style-name="FunctionTok">netstat</text:span><text:span text:style-name="NormalTok"> </text:span><text:span text:style-name="AttributeTok">-an</text:span><text:span text:style-name="NormalTok"> </text:span><text:span text:style-name="KeywordTok">|</text:span><text:span text:style-name="NormalTok"> </text:span><text:span text:style-name="FunctionTok">grep</text:span><text:span text:style-name="NormalTok"> </text:span><text:span text:style-name="StringTok">':443'</text:span><text:span text:style-name="NormalTok"> </text:span><text:span text:style-name="KeywordTok">|</text:span><text:span text:style-name="NormalTok"> </text:span><text:span text:style-name="FunctionTok">grep</text:span><text:span text:style-name="NormalTok"> </text:span><text:span text:style-name="StringTok">'ESTABLISHED'</text:span><text:span text:style-name="NormalTok"> </text:span><text:span text:style-name="KeywordTok">|</text:span><text:span text:style-name="NormalTok"> </text:span><text:span text:style-name="FunctionTok">wc</text:span><text:span text:style-name="NormalTok"> </text:span><text:span text:style-name="AttributeTok">-l</text:span> </text:p>
      <text:p text:style-name="First_20_paragraph">Here is an example output without the line count:</text:p>
      <text:p text:style-name="Preformatted_20_Text">tcp <text:s text:c="7"/>0 <text:s text:c="5"/>0 192.168.192.226:49394 <text:s text:c="2"/>34.107.243.93:443 <text:s text:c="6"/>ESTABLISHED</text:p>
      <text:p text:style-name="Preformatted_20_Text">tcp <text:s text:c="7"/>0 <text:s text:c="5"/>0 192.168.192.226:32842 <text:s text:c="2"/>142.250.72.174:443 <text:s text:c="5"/>ESTABLISHED</text:p>
      <text:h text:style-name="Heading_20_2" text:outline-level="2"><text:bookmark-start text:name="using-ss-socket-statistics"/>Using ss (Socket Statistics)<text:bookmark-end text:name="using-ss-socket-statistics"/></text:h>
      <text:p text:style-name="First_20_paragraph"><text:span text:style-name="Source_5f_Text">ss</text:span> is another utility to investigate sockets. It can provide more detailed information than <text:span text:style-name="Source_5f_Text">netstat</text:span> and is often preferred on newer Linux systems.</text:p>
      <text:p text:style-name="Preformatted_20_Text"><text:span text:style-name="ExtensionTok">ss</text:span><text:span text:style-name="NormalTok"> </text:span><text:span text:style-name="AttributeTok">-o</text:span><text:span text:style-name="NormalTok"> state established </text:span><text:span text:style-name="StringTok">'( dport = :80 or sport = :80 )'</text:span><text:span text:style-name="NormalTok"> </text:span><text:span text:style-name="KeywordTok">|</text:span><text:span text:style-name="NormalTok"> </text:span><text:span text:style-name="FunctionTok">wc</text:span><text:span text:style-name="NormalTok"> </text:span><text:span text:style-name="AttributeTok">-l</text:span> </text:p>
      <text:list xml:id="list3800701727" text:style-name="L4">
        <text:list-item>
          <text:p text:style-name="P5"><text:span text:style-name="Source_5f_Text">ss -o state established</text:span>: Shows only established TCP connections and includes timer information.</text:p>
        </text:list-item>
        <text:list-item>
          <text:p text:style-name="P5"><text:span text:style-name="Source_5f_Text">'( dport = :80 or sport = :80 )'</text:span>: Filters for connections where either the <text:span text:style-name="T1">destination port</text:span> (<text:span text:style-name="Source_5f_Text">dport</text:span>) or the <text:span text:style-name="T1">source port</text:span> (<text:span text:style-name="Source_5f_Text">sport</text:span>) is 80. This accounts for both incoming and outgoing connections on that port.</text:p>
        </text:list-item>
        <text:list-item>
          <text:p text:style-name="P5"><text:span text:style-name="Source_5f_Text">wc -l</text:span>: Counts the lines, giving the number of established connections on port 80.</text:p>
        </text:list-item>
      </text:list>
      <text:p text:style-name="First_20_paragraph">Similarly, for <text:span text:style-name="Source_5f_Text">HTTPS</text:span> on port 443:</text:p>
      <text:p text:style-name="Preformatted_20_Text"><text:span text:style-name="ExtensionTok">ss</text:span><text:span text:style-name="NormalTok"> </text:span><text:span text:style-name="AttributeTok">-o</text:span><text:span text:style-name="NormalTok"> state established </text:span><text:span text:style-name="StringTok">'( dport = :443 or sport = :443 )'</text:span><text:span text:style-name="NormalTok"> </text:span><text:span text:style-name="KeywordTok">|</text:span><text:span text:style-name="NormalTok"> </text:span><text:span text:style-name="FunctionTok">wc</text:span><text:span text:style-name="NormalTok"> </text:span><text:span text:style-name="AttributeTok">-l</text:span> </text:p>
      <text:p text:style-name="First_20_paragraph">If your output is including the count of the row of header labels, you can subtract from that number, and output an accurate number:</text:p>
      <text:p text:style-name="Preformatted_20_Text"><text:soft-page-break/><text:span text:style-name="BuiltInTok">echo</text:span><text:span text:style-name="NormalTok"> </text:span><text:span text:style-name="VariableTok">$((</text:span><text:span text:style-name="NormalTok"> </text:span><text:span text:style-name="VariableTok">$(</text:span><text:span text:style-name="ExtensionTok">ss</text:span><text:span text:style-name="NormalTok"> </text:span><text:span text:style-name="AttributeTok">-o</text:span><text:span text:style-name="NormalTok"> state established </text:span><text:span text:style-name="StringTok">'( dport = :443 or sport = :443 )'</text:span><text:span text:style-name="NormalTok"> </text:span><text:span text:style-name="KeywordTok">|</text:span><text:span text:style-name="NormalTok"> </text:span><text:span text:style-name="FunctionTok">wc</text:span><text:span text:style-name="NormalTok"> </text:span><text:span text:style-name="AttributeTok">-l</text:span><text:span text:style-name="VariableTok">)</text:span><text:span text:style-name="NormalTok"> </text:span><text:span text:style-name="OperatorTok">-</text:span><text:span text:style-name="NormalTok"> </text:span><text:span text:style-name="DecValTok">1</text:span><text:span text:style-name="NormalTok"> </text:span><text:span text:style-name="VariableTok">))</text:span> </text:p>
      <text:p text:style-name="P2">This bash command just subtracts 1 from the original output of the line count (<text:span text:style-name="Source_5f_Text">wc -l</text:span>) of the <text:span text:style-name="Source_5f_Text">ss</text:span> command, and outputs that number.</text:p>
      <text:p text:style-name="First_20_paragraph">Without doing a line count, the <text:span text:style-name="Source_5f_Text">ss</text:span> utility can also give you some great information about the connections on a certain port:</text:p>
      <text:p text:style-name="Preformatted_20_Text"><text:span text:style-name="ExtensionTok">ss</text:span><text:span text:style-name="NormalTok"> </text:span><text:span text:style-name="AttributeTok">-o</text:span><text:span text:style-name="NormalTok"> state established </text:span><text:span text:style-name="StringTok">'( dport = :443 or sport = :443 )'</text:span> </text:p>
      <text:p text:style-name="First_20_paragraph">Output:</text:p>
      <text:p text:style-name="Preformatted_20_Text">Netid <text:s/>Recv-Q <text:s/>Send-Q <text:s text:c="5"/>Local Address:Port <text:s text:c="7"/>Peer Address:Port <text:s text:c="2"/>Process <text:s text:c="24"/></text:p>
      <text:p text:style-name="Preformatted_20_Text">tcp <text:s text:c="3"/>0 <text:s text:c="6"/>0 <text:s text:c="8"/>192.168.192.226:49394 <text:s text:c="5"/>34.107.243.93:https <text:s text:c="2"/>timer:(keepalive,8min26sec,0) <text:s/></text:p>
      <text:p text:style-name="Preformatted_20_Text">tcp <text:s text:c="3"/>0 <text:s text:c="6"/>0 <text:s text:c="8"/>192.168.192.226:54590 <text:s text:c="4"/>34.149.100.209:https <text:s text:c="33"/></text:p>
      <text:p text:style-name="Preformatted_20_Text">tcp <text:s text:c="3"/>0 <text:s text:c="6"/>0 <text:s text:c="8"/>192.168.192.226:32842 <text:s text:c="4"/>142.250.72.174:https </text:p>
      <text:h text:style-name="Heading_20_2" text:outline-level="2"><text:bookmark-start text:name="using-lsof"/>Using lsof<text:bookmark-end text:name="using-lsof"/></text:h>
      <text:p text:style-name="First_20_paragraph"><text:span text:style-name="Source_5f_Text">lsof</text:span> <text:span text:style-name="T1">(List Open Files)</text:span> is a powerful command that lists all open files and the processes that opened them. In Linux, <text:span text:style-name="T2">everything is treated as a file</text:span>, including network sockets.</text:p>
      <text:p text:style-name="Text_20_body">You can use <text:span text:style-name="Source_5f_Text">lsof</text:span> to filter for network connections related to a specific port:</text:p>
      <text:p text:style-name="Preformatted_20_Text"><text:span text:style-name="FunctionTok">sudo</text:span><text:span text:style-name="NormalTok"> lsof </text:span><text:span text:style-name="AttributeTok">-i</text:span><text:span text:style-name="NormalTok"> :443 </text:span><text:span text:style-name="AttributeTok">-n</text:span><text:span text:style-name="NormalTok"> </text:span><text:span text:style-name="KeywordTok">|</text:span><text:span text:style-name="NormalTok"> </text:span><text:span text:style-name="FunctionTok">grep</text:span><text:span text:style-name="NormalTok"> ESTABLISHED </text:span><text:span text:style-name="KeywordTok">|</text:span><text:span text:style-name="NormalTok"> </text:span><text:span text:style-name="FunctionTok">wc</text:span><text:span text:style-name="NormalTok"> </text:span><text:span text:style-name="AttributeTok">-l</text:span> </text:p>
      <text:list xml:id="list1696917564" text:style-name="L5">
        <text:list-item>
          <text:p text:style-name="P6"><text:span text:style-name="Source_5f_Text">sudo lsof -i :443</text:span>: Lists all network files using port 443.</text:p>
        </text:list-item>
        <text:list-item>
          <text:p text:style-name="P6"><text:span text:style-name="Source_5f_Text">-n</text:span>: Prevents DNS resolution, which can speed up the output.</text:p>
        </text:list-item>
        <text:list-item>
          <text:p text:style-name="P6"><text:span text:style-name="Source_5f_Text">grep ESTABLISHED</text:span>: Filters for TCP connections in the ESTABLISHED state. lsof might show different states for TCP (like LISTEN, SYN_SENT, etc.).</text:p>
        </text:list-item>
        <text:list-item>
          <text:p text:style-name="P6"><text:span text:style-name="Source_5f_Text">wc -l</text:span>: Counts the lines. Again, check for a header line.</text:p>
        </text:list-item>
      </text:list>
      <text:p text:style-name="First_20_paragraph">For both TCP and UDP on a port:</text:p>
      <text:p text:style-name="Preformatted_20_Text"><text:span text:style-name="FunctionTok">sudo</text:span><text:span text:style-name="NormalTok"> lsof </text:span><text:span text:style-name="AttributeTok">-i</text:span><text:span text:style-name="NormalTok"> UDP:443 </text:span><text:span text:style-name="AttributeTok">-i</text:span><text:span text:style-name="NormalTok"> TCP:443 </text:span><text:span text:style-name="AttributeTok">-n</text:span><text:span text:style-name="NormalTok"> </text:span><text:span text:style-name="KeywordTok">|</text:span><text:span text:style-name="NormalTok"> </text:span><text:span text:style-name="FunctionTok">grep</text:span><text:span text:style-name="NormalTok"> ESTABLISHED </text:span><text:span text:style-name="KeywordTok">|</text:span><text:span text:style-name="NormalTok"> </text:span><text:span text:style-name="FunctionTok">wc</text:span><text:span text:style-name="NormalTok"> </text:span><text:span text:style-name="AttributeTok">-l</text:span> </text:p>
      <text:p text:style-name="First_20_paragraph">You might need to adjust the filtering based on the output to get only active connections.</text:p>
      <text:p text:style-name="Text_20_body">Output without line count:</text:p>
      <text:p text:style-name="Preformatted_20_Text">firefox-b 285525 username <text:s/>146u <text:s/>IPv4 644828 <text:s text:c="5"/>0t0 <text:s/>TCP 192.168.192.226:49394-&gt;34.107.243.93:https (ESTABLISHED)</text:p>
      <text:p text:style-name="Preformatted_20_Text">firefox-b 285525 username <text:s/>157u <text:s/>IPv4 668884 <text:s text:c="5"/>0t0 <text:s/>TCP 192.168.192.226:49882-&gt;142.250.141.84:https (ESTABLISHED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zxx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2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title/>
    <dc:description/>
    <dc:subject/>
    <meta:keyword/>
    <meta:initial-creator/>
    <meta:creation-date>2025-06-10T18:23:10Z</meta:creation-date>
    <dc:date>2025-06-10T12:03:13.995560219</dc:date>
    <meta:editing-duration>PT32S</meta:editing-duration>
    <meta:editing-cycles>1</meta:editing-cycles>
    <meta:document-statistic meta:table-count="0" meta:image-count="0" meta:object-count="0" meta:page-count="2" meta:paragraph-count="48" meta:word-count="596" meta:character-count="3805" meta:non-whitespace-character-count="3060"/>
  </office:meta>
</office:document-meta>
</file>